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0937c" officeooo:paragraph-rsid="0010937c" style:font-weight-asian="bold" style:font-weight-complex="bold"/>
    </style:style>
    <style:style style:name="P2" style:family="paragraph" style:parent-style-name="Standard">
      <style:text-properties fo:font-size="14pt" fo:font-weight="normal" officeooo:rsid="00116e66" officeooo:paragraph-rsid="00116e66" style:font-weight-asian="normal" style:font-weight-complex="normal"/>
    </style:style>
    <style:style style:name="P3" style:family="paragraph" style:parent-style-name="Standard">
      <style:text-properties fo:font-size="14pt" fo:font-weight="normal" officeooo:rsid="001932e4" officeooo:paragraph-rsid="001932e4" style:font-weight-asian="normal" style:font-weight-complex="normal"/>
    </style:style>
    <style:style style:name="P4" style:family="paragraph" style:parent-style-name="Standard">
      <style:text-properties fo:font-size="18pt" fo:font-weight="bold" officeooo:rsid="000cdc4d" officeooo:paragraph-rsid="000cdc4d" style:font-weight-asian="bold" style:font-weight-complex="bold"/>
    </style:style>
    <style:style style:name="P5" style:family="paragraph" style:parent-style-name="Standard">
      <style:text-properties fo:font-size="18pt" fo:font-weight="bold" officeooo:rsid="00116e66" officeooo:paragraph-rsid="00116e66" style:font-weight-asian="bold" style:font-weight-complex="bold"/>
    </style:style>
    <style:style style:name="P6" style:family="paragraph" style:parent-style-name="Standard">
      <style:text-properties fo:font-size="18pt" fo:font-weight="bold" officeooo:rsid="0015b724" officeooo:paragraph-rsid="0015b724" style:font-weight-asian="bold" style:font-weight-complex="bold"/>
    </style:style>
    <style:style style:name="P7" style:family="paragraph" style:parent-style-name="Standard">
      <style:paragraph-properties style:line-height-at-least="0.402cm"/>
      <style:text-properties fo:color="#d4d4d4" loext:opacity="100%" style:font-name="Droid Sans Mono" fo:font-size="8.39999961853027pt" fo:font-weight="normal" fo:background-color="#1e1e1e"/>
    </style:style>
    <style:style style:name="P8" style:family="paragraph" style:parent-style-name="Standard">
      <style:text-properties fo:color="#d4d4d4" loext:opacity="100%" style:font-name="Droid Sans Mono" fo:font-size="8.39999961853027pt" fo:font-weight="normal" officeooo:rsid="001932e4" officeooo:paragraph-rsid="001932e4" fo:background-color="#1e1e1e" style:font-weight-asian="normal" style:font-weight-complex="normal"/>
    </style:style>
    <style:style style:name="P9" style:family="paragraph" style:parent-style-name="Standard">
      <style:text-properties fo:color="#000000" loext:opacity="100%" style:font-name="Times New Roman" fo:font-size="8.39999961853027pt" fo:font-weight="bold" officeooo:rsid="00116e66" officeooo:paragraph-rsid="00116e66" fo:background-color="transparent" style:font-weight-asian="bold" style:font-weight-complex="bold"/>
    </style:style>
    <style:style style:name="P10" style:family="paragraph" style:parent-style-name="Standard">
      <style:paragraph-properties style:line-height-at-least="0.402cm"/>
      <style:text-properties fo:color="#000000" loext:opacity="100%" style:font-name="Times New Roman" fo:font-size="8.39999961853027pt" fo:font-weight="bold" fo:background-color="transparent" style:font-weight-asian="bold" style:font-weight-complex="bold"/>
    </style:style>
    <style:style style:name="P11" style:family="paragraph" style:parent-style-name="Standard">
      <style:paragraph-properties style:line-height-at-least="0.402cm"/>
      <style:text-properties fo:color="#000000" loext:opacity="100%" style:font-name="Times New Roman" fo:font-weight="bold" fo:background-color="transparent" style:font-weight-asian="bold" style:font-weight-complex="bold"/>
    </style:style>
    <style:style style:name="T1" style:family="text">
      <style:text-properties officeooo:rsid="000e9c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569cd6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4fc1ff" loext:opacity="100%"/>
    </style:style>
    <style:style style:name="T7" style:family="text">
      <style:text-properties fo:color="#ce9178" loext:opacity="100%"/>
    </style:style>
    <style:style style:name="T8" style:family="text">
      <style:text-properties officeooo:rsid="001b3c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arning – <text:span text:style-name="T1">Photo Booth</text:span></text:p>
      <text:p text:style-name="P4"/>
      <text:p text:style-name="P1">Objective : is <text:span text:style-name="T2">to receive video feed from web cam &amp; allow to make</text:span></text:p>
      <text:p text:style-name="P1"><text:span text:style-name="T2">changes to the video received via filters &amp; show that in realtime as well.</text:span></text:p>
      <text:p text:style-name="P1"><text:span text:style-name="T2"/></text:p>
      <text:p text:style-name="P1">Plan : </text:p>
      <text:p text:style-name="P1"><text:span text:style-name="T2"/></text:p>
      <text:p text:style-name="P5">How to take video feed &amp; directly display on web page?</text:p>
      <text:p text:style-name="P5"/>
      <text:p text:style-name="P9">function getVideo() {</text:p>
      <text:p text:style-name="P10">navigator.mediaDevices.getUserMedia({ video: true, audio: false })</text:p>
      <text:p text:style-name="P10">.then(localMediaStream =&gt; {</text:p>
      <text:p text:style-name="P10">console.log(localMediaStream);</text:p>
      <text:p text:style-name="P10">video.srcObject = localMediaStream;</text:p>
      <text:p text:style-name="P10">video.play();</text:p>
      <text:p text:style-name="P10">})</text:p>
      <text:p text:style-name="P10">.catch(err =&gt; {</text:p>
      <text:p text:style-name="P10">console.error("Oh NO!!", err);</text:p>
      <text:p text:style-name="P10">});</text:p>
      <text:p text:style-name="P11"/>
      <text:p text:style-name="P10">}</text:p>
      <text:p text:style-name="P10">getVideo();</text:p>
      <text:p text:style-name="P2"/>
      <text:p text:style-name="P6">How to map video feed from web cam to canvas?</text:p>
      <text:p text:style-name="P6"/>
      <text:p text:style-name="P3">We can take snap shot of video every small duration &amp; then we add that</text:p>
      <text:p text:style-name="P3">snap shot in the canvas.</text:p>
      <text:p text:style-name="P3"/>
      <text:p text:style-name="P3">// <text:span text:style-name="T8">Code to draw static image on the canvas</text:span></text:p>
      <text:p text:style-name="P8"><text:span text:style-name="T6">image</text:span>.<text:span text:style-name="T4">addEventListener</text:span>(<text:span text:style-name="T7">"load"</text:span>, <text:span text:style-name="T5">e</text:span> <text:span text:style-name="T3">=&gt;</text:span> {</text:p>
      <text:p text:style-name="P7"><text:span text:style-name="T5">ctx</text:span>.<text:span text:style-name="T4">drawImage</text:span>(<text:span text:style-name="T6">image</text:span>);</text:p>
      <text:p text:style-name="P7">})</text:p>
      <text:p text:style-name="P3"/>
      <text:p text:style-name="P3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6T21:23:36.664875778</meta:creation-date>
    <meta:generator>LibreOffice/7.0.4.2$Linux_X86_64 LibreOffice_project/573028415b474775687f7355a6d413c41d013a01</meta:generator>
    <dc:date>2021-02-06T22:40:21.932924803</dc:date>
    <meta:editing-duration>PT1H16M43S</meta:editing-duration>
    <meta:editing-cycles>11</meta:editing-cycles>
    <meta:document-statistic meta:table-count="0" meta:image-count="0" meta:object-count="0" meta:page-count="1" meta:paragraph-count="24" meta:word-count="116" meta:character-count="717" meta:non-whitespace-character-count="623"/>
  </office:meta>
</office:document-meta>
</file>